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II – Tema 5</text:p>
      <text:p text:style-name="P1"/>
      <text:p text:style-name="P4">Ejercicio 10 – Permisos en GNU/Linux</text:p>
      <text:p text:style-name="P3"/>
      <text:p text:style-name="P2">1. Si tengo un archivo llamado prueba1 del que soy propietario, explica en cada caso cómo quedarían</text:p>
      <text:p text:style-name="P2">los permisos, es decir, la máscara de este archivo, según vaya ejecutando las siguientes sentencias</text:p>
      <text:p text:style-name="P2">de forma consecutiva, es decir, el resultado de la anterior sirve para la siguiente.</text:p>
      <text:p text:style-name="P2">▸ chmod 321 prueba1</text:p>
      <text:p text:style-name="P2">▸ chmod 256 prueba1</text:p>
      <text:p text:style-name="P2">▸ chmod 172 prueba1</text:p>
      <text:p text:style-name="P2">▸ chmod 610 prueba1</text:p>
      <text:p text:style-name="P2">▸ chmod 006 prueba1</text:p>
      <text:p text:style-name="P2">▸ chmod 631 prueba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20:24:30.900101875</meta:creation-date>
    <dc:date>2024-04-11T20:26:26.789349374</dc:date>
    <meta:editing-duration>PT1M56S</meta:editing-duration>
    <meta:editing-cycles>1</meta:editing-cycles>
    <meta:document-statistic meta:table-count="0" meta:image-count="0" meta:object-count="0" meta:page-count="1" meta:paragraph-count="11" meta:word-count="79" meta:character-count="454" meta:non-whitespace-character-count="384"/>
    <meta:generator>LibreOffice/7.3.7.2$Linux_X86_64 LibreOffice_project/30$Build-2</meta:generator>
  </office:meta>
</office:document-meta>
</file>